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loext:graphic-properties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gr1" style:family="graphic">
      <style:graphic-properties draw:fill-color="#ffffff" draw:textarea-horizontal-align="justify" draw:textarea-vertical-align="middle" draw:auto-grow-height="false" fo:min-height="2.115cm" fo:min-width="2.24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a1" draw:style-name="gr1" draw:text-style-name="P2" svg:width="3.176cm" svg:height="2.991cm" svg:x="0.972cm" svg:y="1.018cm"><text:p><text:span text:style-name="T1"><text:s text:c="2"/></text:span><text:span text:style-name="T1">Solang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a1" draw:style-name="gr1" draw:text-style-name="P2" svg:width="3.176cm" svg:height="2.991cm" svg:x="6.793cm" svg:y="0.965cm"><text:p><text:span text:style-name="T1"><text:s text:c="3"/></text:span><text:span text:style-name="T1">Jussar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a1" draw:style-name="gr1" draw:text-style-name="P2" svg:width="3.176cm" svg:height="2.991cm" svg:x="11.899cm" svg:y="0.938cm"><text:p><text:span text:style-name="T1"><text:s text:c="3"/></text:span><text:span text:style-name="T1">Miriam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a1" draw:style-name="gr1" draw:text-style-name="P2" svg:width="3.176cm" svg:height="2.991cm" svg:x="0.972cm" svg:y="5.039cm"><text:p><text:span text:style-name="T1"><text:s text:c="2"/></text:span><text:span text:style-name="T1">Betuni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a1" draw:style-name="gr1" draw:text-style-name="P2" svg:width="3.176cm" svg:height="2.991cm" svg:x="6.608cm" svg:y="5.172cm"><text:p><text:span text:style-name="T1"><text:s text:c="2"/></text:span><text:span text:style-name="T1">Betuni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a1" draw:style-name="gr1" draw:text-style-name="P2" svg:width="3.176cm" svg:height="2.991cm" svg:x="11.873cm" svg:y="5.251cm"><text:p><text:span text:style-name="T1"><text:s text:c="2"/></text:span><text:span text:style-name="T1">Carolin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a1" draw:style-name="gr1" draw:text-style-name="P2" svg:width="3.176cm" svg:height="2.991cm" svg:x="0.866cm" svg:y="8.982cm"><text:p><text:span text:style-name="T1"><text:s text:c="2"/></text:span><text:span text:style-name="T1">Leonic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a1" draw:style-name="gr1" draw:text-style-name="P2" svg:width="3.176cm" svg:height="2.991cm" svg:x="6.211cm" svg:y="9.22cm"><text:p><text:span text:style-name="T1"><text:s text:c="3"/></text:span><text:span text:style-name="T1">Vivian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a1" draw:style-name="gr1" draw:text-style-name="P2" svg:width="3.176cm" svg:height="2.991cm" svg:x="11.952cm" svg:y="9.458cm"><text:p><text:span text:style-name="T1"><text:s text:c="4"/></text:span><text:span text:style-name="T1">Dian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a1" draw:style-name="gr1" draw:text-style-name="P2" svg:width="3.176cm" svg:height="2.991cm" svg:x="0.866cm" svg:y="13.003cm"><text:p><text:span text:style-name="T1"><text:s/></text:span><text:span text:style-name="T1">Rosangel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a1" draw:style-name="gr1" draw:text-style-name="P2" svg:width="3.176cm" svg:height="2.991cm" svg:x="6.475cm" svg:y="13.056cm"><text:p><text:span text:style-name="T1"><text:s text:c="2"/></text:span><text:span text:style-name="T1">Claudet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a1" draw:style-name="gr1" draw:text-style-name="P2" svg:width="3.176cm" svg:height="2.991cm" svg:x="12.137cm" svg:y="13.189cm"><text:p><text:span text:style-name="T1"><text:s text:c="2"/></text:span><text:span text:style-name="T1">Rosan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Forma1" draw:style-name="gr1" draw:text-style-name="P2" svg:width="3.176cm" svg:height="2.991cm" svg:x="0.972cm" svg:y="16.84cm"><text:p><text:span text:style-name="T1"><text:s text:c="2"/></text:span><text:span text:style-name="T1">Mari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Forma1" draw:style-name="gr1" draw:text-style-name="P2" svg:width="3.176cm" svg:height="2.991cm" svg:x="6.237cm" svg:y="16.893cm"><text:p><text:span text:style-name="T1"><text:s text:c="2"/></text:span><text:span text:style-name="T1">Marine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Forma1" draw:style-name="gr1" draw:text-style-name="P2" svg:width="3.176cm" svg:height="2.991cm" svg:x="12.058cm" svg:y="16.734cm"><text:p><text:span text:style-name="T1"><text:s text:c="3"/></text:span><text:span text:style-name="T1">Rosan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Forma1" draw:style-name="gr1" draw:text-style-name="P2" svg:width="3.176cm" svg:height="2.991cm" svg:x="0.813cm" svg:y="20.57cm"><text:p><text:span text:style-name="T1"><text:s text:c="3"/></text:span><text:span text:style-name="T1">Gleci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Forma1" draw:style-name="gr1" draw:text-style-name="P2" svg:width="3.176cm" svg:height="2.991cm" svg:x="5.681cm" svg:y="20.57cm"><text:p><text:span text:style-name="T1"><text:s/></text:span><text:span text:style-name="T1">Elisângel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Forma1" draw:style-name="gr1" draw:text-style-name="P2" svg:width="3.176cm" svg:height="2.991cm" svg:x="12.031cm" svg:y="20.729cm"><text:p><text:span text:style-name="T1"><text:s text:c="4"/></text:span><text:span text:style-name="T1">Sirlei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18" draw:name="Forma1" draw:style-name="gr1" draw:text-style-name="P2" svg:width="3.176cm" svg:height="2.991cm" svg:x="0.416cm" svg:y="0.476cm"><text:p><text:span text:style-name="T1"><text:s/></text:span><text:span text:style-name="T1">Almerind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Forma1" draw:style-name="gr1" draw:text-style-name="P2" svg:width="3.176cm" svg:height="2.991cm" svg:x="5.39cm" svg:y="0.503cm"><text:p><text:span text:style-name="T1"><text:s/></text:span><text:span text:style-name="T1">Rosangel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Forma1" draw:style-name="gr1" draw:text-style-name="P2" svg:width="3.176cm" svg:height="2.991cm" svg:x="11.158cm" svg:y="0.767cm"><text:p><text:span text:style-name="T1"><text:s text:c="3"/></text:span><text:span text:style-name="T1">Angel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Forma1" draw:style-name="gr1" draw:text-style-name="P2" svg:width="3.176cm" svg:height="2.991cm" svg:x="0.469cm" svg:y="4.524cm"><text:p><text:span text:style-name="T1"><text:s text:c="4"/></text:span><text:span text:style-name="T1">Ivanet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Forma1" draw:style-name="gr1" draw:text-style-name="P2" svg:width="3.176cm" svg:height="2.991cm" svg:x="5.39cm" svg:y="4.736cm"><text:p><text:span text:style-name="T1"><text:s text:c="2"/></text:span><text:span text:style-name="T1">Marilen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0:27:22.767000000</meta:creation-date>
    <dc:date>2016-05-03T10:41:05.622000000</dc:date>
    <meta:editing-duration>PT2M30S</meta:editing-duration>
    <meta:editing-cycles>1</meta:editing-cycles>
    <meta:document-statistic meta:table-count="0" meta:image-count="0" meta:object-count="0" meta:page-count="2" meta:paragraph-count="0" meta:word-count="0" meta:character-count="0" meta:non-whitespace-character-count="0"/>
    <meta:generator>LibreOffice/5.1.2.2$Windows_x86 LibreOffice_project/d3bf12ecb743fc0d20e0be0c58ca359301eb705f</meta:generator>
  </office:meta>
</office:document-meta>
</file>